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C300000243BADFCCF2DF60EA14.png" manifest:media-type="image/png"/>
  <manifest:file-entry manifest:full-path="Pictures/1000740E00003E1D000032D1DD4053E0A43DAB86.svg" manifest:media-type="image/svg+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ashed_20__28_var_29_" svg:stroke-width="0cm" draw:marker-start-width="0.2cm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106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0.65cm" fo:min-width="0.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T1" style:family="text">
      <style:text-properties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667cm" svg:height="11.999cm" svg:x="0.131cm" svg:y="0.043cm">
          <draw:image xlink:href="Pictures/1000740E00003E1D000032D1DD4053E0A43DAB86.svg" xlink:type="simple" xlink:show="embed" xlink:actuate="onLoad" loext:mime-type="image/svg+xml">
            <text:p/>
          </draw:image>
          <draw:image xlink:href="Pictures/10000201000002C300000243BADFCCF2DF60EA14.png" xlink:type="simple" xlink:show="embed" xlink:actuate="onLoad" loext:mime-type="image/png"/>
        </draw:frame>
        <draw:line draw:style-name="gr2" draw:text-style-name="P1" draw:layer="layout" svg:x1="10.901cm" svg:y1="3.701cm" svg:x2="10.901cm" svg:y2="4.501cm">
          <text:p/>
        </draw:line>
        <draw:line draw:style-name="gr3" draw:text-style-name="P1" draw:layer="layout" svg:x1="8.501cm" svg:y1="3.001cm" svg:x2="10.901cm" svg:y2="3.701cm">
          <text:p/>
        </draw:line>
        <draw:frame draw:style-name="gr4" draw:text-style-name="P2" draw:layer="layout" svg:width="1cm" svg:height="1.356cm" svg:x="7.601cm" svg:y="2.601cm">
          <draw:text-box>
            <text:p>u<text:span text:style-name="T1">i</text:span></text:p>
          </draw:text-box>
        </draw:frame>
        <draw:line draw:style-name="gr5" draw:text-style-name="P1" draw:layer="layout" svg:x1="8.001cm" svg:y1="2.601cm" svg:x2="7.801cm" svg:y2="2.901cm">
          <text:p/>
        </draw:line>
        <draw:line draw:style-name="gr5" draw:text-style-name="P1" draw:layer="layout" svg:x1="8.001cm" svg:y1="2.601cm" svg:x2="8.201cm" svg:y2="2.801cm">
          <text:p/>
        </draw:line>
        <draw:line draw:style-name="gr3" draw:text-style-name="P1" draw:layer="layout" svg:x1="11.901cm" svg:y1="5.501cm" svg:x2="11.001cm" svg:y2="4.601cm">
          <text:p/>
        </draw:line>
        <draw:frame draw:style-name="gr4" draw:text-style-name="P2" draw:layer="layout" svg:width="1cm" svg:height="1.356cm" svg:x="11.801cm" svg:y="5.101cm">
          <draw:text-box>
            <text:p>u<text:span text:style-name="T1">i</text:span></text:p>
          </draw:text-box>
        </draw:frame>
        <draw:custom-shape draw:style-name="gr6" draw:text-style-name="P4" draw:layer="layout" svg:width="1cm" svg:height="0.9cm" svg:x="0.1cm" svg:y="5.4cm">
          <text:p text:style-name="P3">u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9-10-04T09:30:35.876498975</dc:date>
    <meta:editing-duration>PT5M56S</meta:editing-duration>
    <meta:editing-cycles>4</meta:editing-cycles>
    <meta:generator>LibreOffice/6.1.0.3$MacOSX_X86_64 LibreOffice_project/efb621ed25068d70781dc026f7e9c5187a4decd1</meta:generator>
    <meta:document-statistic meta:object-count="9"/>
  </office:meta>
</office:document-meta>
</file>